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246.25pt"/>
    </style:style>
    <style:style style:name="co4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5, 11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8, 80, 131, 16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5, 113, 115, 123, 124, 132, 146, 15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83, 86, 105, 120, 124, 13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10, 113, 115, 119, 120, 135, 142, 148, 154, 15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90, 91, 116, 14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1, 108, 149, 15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9, 13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4, 142, 146, 147]</text:p>
          </table:table-cell>
          <table:table-cell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05:38.946871634</dc:date>
    <meta:editing-duration>PT2M46S</meta:editing-duration>
    <meta:editing-cycles>1</meta:editing-cycles>
    <meta:generator>LibreOffice/5.1.6.2$Linux_X86_64 LibreOffice_project/10m0$Build-2</meta:generator>
    <meta:document-statistic meta:table-count="1" meta:cell-count="155" meta:object-count="0"/>
  </office:meta>
</office:document-meta>
</file>